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8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3" office:value-type="string" calcext:value-type="string">
            <text:p>andressamoraesss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ANDRESSA DE MORAES DE ALMEIDAO</text:p>
          </table:table-cell>
          <table:table-cell office:value-type="string" calcext:value-type="string">
            <text:p>&lt;/a&gt; &lt;/div&gt; &lt;/div&gt;</text:p>
          </table:table-cell>
          <table:table-cell table:formula="of:=IF([.B1]=&quot;CADÊ?&quot;;&quot;CADÊ?&quot;;COM.MICROSOFT.CONCAT([.A1];[.B1];[.C1];[.D1];[.E1]))" office:value-type="string" office:string-value="&lt;div class=&quot;row p-3&quot;&gt; &lt;div class=&quot;col-3&quot;&gt; &lt;a href=&quot;https:andressamoraesss.github.io/&quot; target=&quot;_blank&quot;&gt;ANDRESSA DE MORAES DE ALMEIDAO&lt;/a&gt; &lt;/div&gt; &lt;/div&gt;" calcext:value-type="string">
            <text:p>&lt;div class="row p-3"&gt; &lt;div class="col-3"&gt; &lt;a href="https:andressamoraesss.github.io/" target="_blank"&gt;ANDRESSA DE MORAES DE ALMEIDA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bispomaiara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IARA CONSATTI APRIGIO BISPO</text:p>
          </table:table-cell>
          <table:table-cell office:value-type="string" calcext:value-type="string">
            <text:p>&lt;/a&gt; &lt;/div&gt; &lt;/div&gt;</text:p>
          </table:table-cell>
          <table:table-cell table:formula="of:=IF([.B2]=&quot;CADÊ?&quot;;&quot;CADÊ?&quot;;COM.MICROSOFT.CONCAT([.A2];[.B2];[.C2];[.D2];[.E2]))" office:value-type="string" office:string-value="&lt;div class=&quot;row p-3&quot;&gt; &lt;div class=&quot;col-3&quot;&gt; &lt;a href=&quot;https:bispomaiara.github.io/&quot; target=&quot;_blank&quot;&gt;MAIARA CONSATTI APRIGIO BISPO&lt;/a&gt; &lt;/div&gt; &lt;/div&gt;" calcext:value-type="string">
            <text:p>&lt;div class="row p-3"&gt; &lt;div class="col-3"&gt; &lt;a href="https:bispomaiara.github.io/" target="_blank"&gt;MAIARA CONSATTI APRIGIO BISP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dayanastephany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DAYANA STEPHANY DE SOUZA BLOCK</text:p>
          </table:table-cell>
          <table:table-cell office:value-type="string" calcext:value-type="string">
            <text:p>&lt;/a&gt; &lt;/div&gt; &lt;/div&gt;</text:p>
          </table:table-cell>
          <table:table-cell table:formula="of:=IF([.B3]=&quot;CADÊ?&quot;;&quot;CADÊ?&quot;;COM.MICROSOFT.CONCAT([.A3];[.B3];[.C3];[.D3];[.E3]))" office:value-type="string" office:string-value="&lt;div class=&quot;row p-3&quot;&gt; &lt;div class=&quot;col-3&quot;&gt; &lt;a href=&quot;https:dayanastephany.github.io/&quot; target=&quot;_blank&quot;&gt;DAYANA STEPHANY DE SOUZA BLOCK&lt;/a&gt; &lt;/div&gt; &lt;/div&gt;" calcext:value-type="string">
            <text:p>&lt;div class="row p-3"&gt; &lt;div class="col-3"&gt; &lt;a href="https:dayanastephany.github.io/" target="_blank"&gt;DAYANA STEPHANY DE SOUZA BLOCK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duda2606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EDUARDA CAROLINA ROSSETTO</text:p>
          </table:table-cell>
          <table:table-cell office:value-type="string" calcext:value-type="string">
            <text:p>&lt;/a&gt; &lt;/div&gt; &lt;/div&gt;</text:p>
          </table:table-cell>
          <table:table-cell table:formula="of:=IF([.B4]=&quot;CADÊ?&quot;;&quot;CADÊ?&quot;;COM.MICROSOFT.CONCAT([.A4];[.B4];[.C4];[.D4];[.E4]))" office:value-type="string" office:string-value="&lt;div class=&quot;row p-3&quot;&gt; &lt;div class=&quot;col-3&quot;&gt; &lt;a href=&quot;https:duda2606.github.io/&quot; target=&quot;_blank&quot;&gt;EDUARDA CAROLINA ROSSETTO&lt;/a&gt; &lt;/div&gt; &lt;/div&gt;" calcext:value-type="string">
            <text:p>&lt;div class="row p-3"&gt; &lt;div class="col-3"&gt; &lt;a href="https:duda2606.github.io/" target="_blank"&gt;EDUARDA CAROLINA ROSSETT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dudaBoneti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RIA EDUARDA BONETI CORNACHIONE</text:p>
          </table:table-cell>
          <table:table-cell office:value-type="string" calcext:value-type="string">
            <text:p>&lt;/a&gt; &lt;/div&gt; &lt;/div&gt;</text:p>
          </table:table-cell>
          <table:table-cell table:formula="of:=IF([.B5]=&quot;CADÊ?&quot;;&quot;CADÊ?&quot;;COM.MICROSOFT.CONCAT([.A5];[.B5];[.C5];[.D5];[.E5]))" office:value-type="string" office:string-value="&lt;div class=&quot;row p-3&quot;&gt; &lt;div class=&quot;col-3&quot;&gt; &lt;a href=&quot;https:dudaBoneti.github.io/&quot; target=&quot;_blank&quot;&gt;MARIA EDUARDA BONETI CORNACHIONE&lt;/a&gt; &lt;/div&gt; &lt;/div&gt;" calcext:value-type="string">
            <text:p>&lt;div class="row p-3"&gt; &lt;div class="col-3"&gt; &lt;a href="https:dudaBoneti.github.io/" target="_blank"&gt;MARIA EDUARDA BONETI CORNACHIONE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icaro999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ICARO PAULETI DA SILVA</text:p>
          </table:table-cell>
          <table:table-cell office:value-type="string" calcext:value-type="string">
            <text:p>&lt;/a&gt; &lt;/div&gt; &lt;/div&gt;</text:p>
          </table:table-cell>
          <table:table-cell table:formula="of:=IF([.B6]=&quot;CADÊ?&quot;;&quot;CADÊ?&quot;;COM.MICROSOFT.CONCAT([.A6];[.B6];[.C6];[.D6];[.E6]))" office:value-type="string" office:string-value="&lt;div class=&quot;row p-3&quot;&gt; &lt;div class=&quot;col-3&quot;&gt; &lt;a href=&quot;https:icaro999.github.io/&quot; target=&quot;_blank&quot;&gt;ICARO PAULETI DA SILVA&lt;/a&gt; &lt;/div&gt; &lt;/div&gt;" calcext:value-type="string">
            <text:p>&lt;div class="row p-3"&gt; &lt;div class="col-3"&gt; &lt;a href="https:icaro999.github.io/" target="_blank"&gt;ICARO PAULETI DA SILV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4" office:value-type="string" calcext:value-type="string">
            <text:p>oliverlucasvalerio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OLIVER LUCAS VALERIO</text:p>
          </table:table-cell>
          <table:table-cell office:value-type="string" calcext:value-type="string">
            <text:p>&lt;/a&gt; &lt;/div&gt; &lt;/div&gt;</text:p>
          </table:table-cell>
          <table:table-cell table:formula="of:=IF([.B7]=&quot;CADÊ?&quot;;&quot;CADÊ?&quot;;COM.MICROSOFT.CONCAT([.A7];[.B7];[.C7];[.D7];[.E7]))" office:value-type="string" office:string-value="&lt;div class=&quot;row p-3&quot;&gt; &lt;div class=&quot;col-3&quot;&gt; &lt;a href=&quot;https:oliverlucasvalerio.github.io/&quot; target=&quot;_blank&quot;&gt;OLIVER LUCAS VALERIO&lt;/a&gt; &lt;/div&gt; &lt;/div&gt;" calcext:value-type="string">
            <text:p>&lt;div class="row p-3"&gt; &lt;div class="col-3"&gt; &lt;a href="https:oliverlucasvalerio.github.io/" target="_blank"&gt;OLIVER LUCAS VALERI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emaanueles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ANE EMANUELE RIBEIRO</text:p>
          </table:table-cell>
          <table:table-cell office:value-type="string" calcext:value-type="string">
            <text:p>&lt;/a&gt; &lt;/div&gt; &lt;/div&gt;</text:p>
          </table:table-cell>
          <table:table-cell table:formula="of:=IF([.B8]=&quot;CADÊ?&quot;;&quot;CADÊ?&quot;;COM.MICROSOFT.CONCAT([.A8];[.B8];[.C8];[.D8];[.E8]))" office:value-type="string" office:string-value="&lt;div class=&quot;row p-3&quot;&gt; &lt;div class=&quot;col-3&quot;&gt; &lt;a href=&quot;https:emaanueles.github.io/&quot; target=&quot;_blank&quot;&gt;    ANE EMANUELE RIBEIRO&lt;/a&gt; &lt;/div&gt; &lt;/div&gt;" calcext:value-type="string">
            <text:p>&lt;div class="row p-3"&gt; &lt;div class="col-3"&gt; &lt;a href="https:emaanueles.github.io/" target="_blank"&gt; <text:s text:c="3"/>ANE EMANUELE RIBEIR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maionesejr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CAIO VINICIUS MORA DA CUNHA</text:p>
          </table:table-cell>
          <table:table-cell office:value-type="string" calcext:value-type="string">
            <text:p>&lt;/a&gt; &lt;/div&gt; &lt;/div&gt;</text:p>
          </table:table-cell>
          <table:table-cell table:formula="of:=IF([.B9]=&quot;CADÊ?&quot;;&quot;CADÊ?&quot;;COM.MICROSOFT.CONCAT([.A9];[.B9];[.C9];[.D9];[.E9]))" office:value-type="string" office:string-value="&lt;div class=&quot;row p-3&quot;&gt; &lt;div class=&quot;col-3&quot;&gt; &lt;a href=&quot;https:maionesejr.github.io/&quot; target=&quot;_blank&quot;&gt;    CAIO VINICIUS MORA DA CUNHA&lt;/a&gt; &lt;/div&gt; &lt;/div&gt;" calcext:value-type="string">
            <text:p>&lt;div class="row p-3"&gt; &lt;div class="col-3"&gt; &lt;a href="https:maionesejr.github.io/" target="_blank"&gt; <text:s text:c="3"/>CAIO VINICIUS MORA DA CUNH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CHRISTIAN LABRENZ</text:p>
          </table:table-cell>
          <table:table-cell office:value-type="string" calcext:value-type="string">
            <text:p>&lt;/a&gt; &lt;/div&gt; &lt;/div&gt;</text:p>
          </table:table-cell>
          <table:table-cell table:formula="of:=IF([.B10]=&quot;CADÊ?&quot;;&quot;CADÊ?&quot;;COM.MICROSOFT.CONCAT([.A10];[.B10];[.C10];[.D10];[.E10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indianaraquinot2006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INDIANARA ANTUNES QUINOT</text:p>
          </table:table-cell>
          <table:table-cell office:value-type="string" calcext:value-type="string">
            <text:p>&lt;/a&gt; &lt;/div&gt; &lt;/div&gt;</text:p>
          </table:table-cell>
          <table:table-cell table:formula="of:=IF([.B11]=&quot;CADÊ?&quot;;&quot;CADÊ?&quot;;COM.MICROSOFT.CONCAT([.A11];[.B11];[.C11];[.D11];[.E11]))" office:value-type="string" office:string-value="&lt;div class=&quot;row p-3&quot;&gt; &lt;div class=&quot;col-3&quot;&gt; &lt;a href=&quot;https:indianaraquinot2006.github.io/&quot; target=&quot;_blank&quot;&gt;    INDIANARA ANTUNES QUINOT&lt;/a&gt; &lt;/div&gt; &lt;/div&gt;" calcext:value-type="string">
            <text:p>&lt;div class="row p-3"&gt; &lt;div class="col-3"&gt; &lt;a href="https:indianaraquinot2006.github.io/" target="_blank"&gt; <text:s text:c="3"/>INDIANARA ANTUNES QUINOT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juliafischer06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JULIA GABRIELA FISCHER</text:p>
          </table:table-cell>
          <table:table-cell office:value-type="string" calcext:value-type="string">
            <text:p>&lt;/a&gt; &lt;/div&gt; &lt;/div&gt;</text:p>
          </table:table-cell>
          <table:table-cell table:formula="of:=IF([.B12]=&quot;CADÊ?&quot;;&quot;CADÊ?&quot;;COM.MICROSOFT.CONCAT([.A12];[.B12];[.C12];[.D12];[.E12]))" office:value-type="string" office:string-value="&lt;div class=&quot;row p-3&quot;&gt; &lt;div class=&quot;col-3&quot;&gt; &lt;a href=&quot;https:juliafischer06.github.io/&quot; target=&quot;_blank&quot;&gt;    JULIA GABRIELA FISCHER&lt;/a&gt; &lt;/div&gt; &lt;/div&gt;" calcext:value-type="string">
            <text:p>&lt;div class="row p-3"&gt; &lt;div class="col-3"&gt; &lt;a href="https:juliafischer06.github.io/" target="_blank"&gt; <text:s text:c="3"/>JULIA GABRIELA FISCHER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JULIO CESAR BARBOSA WEBER</text:p>
          </table:table-cell>
          <table:table-cell office:value-type="string" calcext:value-type="string">
            <text:p>&lt;/a&gt; &lt;/div&gt; &lt;/div&gt;</text:p>
          </table:table-cell>
          <table:table-cell table:formula="of:=IF([.B13]=&quot;CADÊ?&quot;;&quot;CADÊ?&quot;;COM.MICROSOFT.CONCAT([.A13];[.B13];[.C13];[.D13];[.E13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kellymuller123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KEVELLYN EDUARDA MULLER KOCHEN</text:p>
          </table:table-cell>
          <table:table-cell office:value-type="string" calcext:value-type="string">
            <text:p>&lt;/a&gt; &lt;/div&gt; &lt;/div&gt;</text:p>
          </table:table-cell>
          <table:table-cell table:formula="of:=IF([.B14]=&quot;CADÊ?&quot;;&quot;CADÊ?&quot;;COM.MICROSOFT.CONCAT([.A14];[.B14];[.C14];[.D14];[.E14]))" office:value-type="string" office:string-value="&lt;div class=&quot;row p-3&quot;&gt; &lt;div class=&quot;col-3&quot;&gt; &lt;a href=&quot;https:kellymuller123.github.io/&quot; target=&quot;_blank&quot;&gt;    KEVELLYN EDUARDA MULLER KOCHEN&lt;/a&gt; &lt;/div&gt; &lt;/div&gt;" calcext:value-type="string">
            <text:p>&lt;div class="row p-3"&gt; &lt;div class="col-3"&gt; &lt;a href="https:kellymuller123.github.io/" target="_blank"&gt; <text:s text:c="3"/>KEVELLYN EDUARDA MULLER KOCHEN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LEONARDO LUIZ ALVES BELLE</text:p>
          </table:table-cell>
          <table:table-cell office:value-type="string" calcext:value-type="string">
            <text:p>&lt;/a&gt; &lt;/div&gt; &lt;/div&gt;</text:p>
          </table:table-cell>
          <table:table-cell table:formula="of:=IF([.B15]=&quot;CADÊ?&quot;;&quot;CADÊ?&quot;;COM.MICROSOFT.CONCAT([.A15];[.B15];[.C15];[.D15];[.E15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LUIZ EDUARDO MARQUES DE OLIVEIRA</text:p>
          </table:table-cell>
          <table:table-cell office:value-type="string" calcext:value-type="string">
            <text:p>&lt;/a&gt; &lt;/div&gt; &lt;/div&gt;</text:p>
          </table:table-cell>
          <table:table-cell table:formula="of:=IF([.B16]=&quot;CADÊ?&quot;;&quot;CADÊ?&quot;;COM.MICROSOFT.CONCAT([.A16];[.B16];[.C16];[.D16];[.E16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MATHEUS AUGUSTO NUNES FURST</text:p>
          </table:table-cell>
          <table:table-cell office:value-type="string" calcext:value-type="string">
            <text:p>&lt;/a&gt; &lt;/div&gt; &lt;/div&gt;</text:p>
          </table:table-cell>
          <table:table-cell table:formula="of:=IF([.B17]=&quot;CADÊ?&quot;;&quot;CADÊ?&quot;;COM.MICROSOFT.CONCAT([.A17];[.B17];[.C17];[.D17];[.E17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maykelly1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MAYKELLY ARAUJO</text:p>
          </table:table-cell>
          <table:table-cell office:value-type="string" calcext:value-type="string">
            <text:p>&lt;/a&gt; &lt;/div&gt; &lt;/div&gt;</text:p>
          </table:table-cell>
          <table:table-cell table:formula="of:=IF([.B18]=&quot;CADÊ?&quot;;&quot;CADÊ?&quot;;COM.MICROSOFT.CONCAT([.A18];[.B18];[.C18];[.D18];[.E18]))" office:value-type="string" office:string-value="&lt;div class=&quot;row p-3&quot;&gt; &lt;div class=&quot;col-3&quot;&gt; &lt;a href=&quot;https:maykelly17.github.io/&quot; target=&quot;_blank&quot;&gt;    MAYKELLY ARAUJO&lt;/a&gt; &lt;/div&gt; &lt;/div&gt;" calcext:value-type="string">
            <text:p>&lt;div class="row p-3"&gt; &lt;div class="col-3"&gt; &lt;a href="https:maykelly17.github.io/" target="_blank"&gt; <text:s text:c="3"/>MAYKELLY ARAUJ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PAULA CRISTINA GOMES DA SILVA</text:p>
          </table:table-cell>
          <table:table-cell office:value-type="string" calcext:value-type="string">
            <text:p>&lt;/a&gt; &lt;/div&gt; &lt;/div&gt;</text:p>
          </table:table-cell>
          <table:table-cell table:formula="of:=IF([.B19]=&quot;CADÊ?&quot;;&quot;CADÊ?&quot;;COM.MICROSOFT.CONCAT([.A19];[.B19];[.C19];[.D19];[.E19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pedroenr1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PEDRO ENRIQUE SCHAEFER PEREIRA</text:p>
          </table:table-cell>
          <table:table-cell office:value-type="string" calcext:value-type="string">
            <text:p>&lt;/a&gt; &lt;/div&gt; &lt;/div&gt;</text:p>
          </table:table-cell>
          <table:table-cell table:formula="of:=IF([.B20]=&quot;CADÊ?&quot;;&quot;CADÊ?&quot;;COM.MICROSOFT.CONCAT([.A20];[.B20];[.C20];[.D20];[.E20]))" office:value-type="string" office:string-value="&lt;div class=&quot;row p-3&quot;&gt; &lt;div class=&quot;col-3&quot;&gt; &lt;a href=&quot;https:pedroenr17.github.io/&quot; target=&quot;_blank&quot;&gt;    PEDRO ENRIQUE SCHAEFER PEREIRA&lt;/a&gt; &lt;/div&gt; &lt;/div&gt;" calcext:value-type="string">
            <text:p>&lt;div class="row p-3"&gt; &lt;div class="col-3"&gt; &lt;a href="https:pedroenr17.github.io/" target="_blank"&gt; <text:s text:c="3"/>PEDRO ENRIQUE SCHAEFER PEREIR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vinilemebck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VINICIUS ALMADAZ LEMBECK</text:p>
          </table:table-cell>
          <table:table-cell office:value-type="string" calcext:value-type="string">
            <text:p>&lt;/a&gt; &lt;/div&gt; &lt;/div&gt;</text:p>
          </table:table-cell>
          <table:table-cell table:formula="of:=IF([.B21]=&quot;CADÊ?&quot;;&quot;CADÊ?&quot;;COM.MICROSOFT.CONCAT([.A21];[.B21];[.C21];[.D21];[.E21]))" office:value-type="string" office:string-value="&lt;div class=&quot;row p-3&quot;&gt; &lt;div class=&quot;col-3&quot;&gt; &lt;a href=&quot;https:vinilemebck.github.io/&quot; target=&quot;_blank&quot;&gt;    VINICIUS ALMADAZ LEMBECK&lt;/a&gt; &lt;/div&gt; &lt;/div&gt;" calcext:value-type="string">
            <text:p>&lt;div class="row p-3"&gt; &lt;div class="col-3"&gt; &lt;a href="https:vinilemebck.github.io/" target="_blank"&gt; <text:s text:c="3"/>VINICIUS ALMADAZ LEMBECK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vitoriafreita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VITORIA CAMILE FREITAG DIEDRICHS</text:p>
          </table:table-cell>
          <table:table-cell office:value-type="string" calcext:value-type="string">
            <text:p>&lt;/a&gt; &lt;/div&gt; &lt;/div&gt;</text:p>
          </table:table-cell>
          <table:table-cell table:formula="of:=IF([.B22]=&quot;CADÊ?&quot;;&quot;CADÊ?&quot;;COM.MICROSOFT.CONCAT([.A22];[.B22];[.C22];[.D22];[.E22]))" office:value-type="string" office:string-value="&lt;div class=&quot;row p-3&quot;&gt; &lt;div class=&quot;col-3&quot;&gt; &lt;a href=&quot;https:vitoriafreita.github.io/&quot; target=&quot;_blank&quot;&gt;    VITORIA CAMILE FREITAG DIEDRICHS&lt;/a&gt; &lt;/div&gt; &lt;/div&gt;" calcext:value-type="string">
            <text:p>&lt;div class="row p-3"&gt; &lt;div class="col-3"&gt; &lt;a href="https:vitoriafreita.github.io/" target="_blank"&gt; <text:s text:c="3"/>VITORIA CAMILE FREITAG DIEDRICHS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WESLEY DA SILVEIRA</text:p>
          </table:table-cell>
          <table:table-cell office:value-type="string" calcext:value-type="string">
            <text:p>&lt;/a&gt; &lt;/div&gt; &lt;/div&gt;</text:p>
          </table:table-cell>
          <table:table-cell table:formula="of:=IF([.B23]=&quot;CADÊ?&quot;;&quot;CADÊ?&quot;;COM.MICROSOFT.CONCAT([.A23];[.B23];[.C23];[.D23];[.E23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YAN VITOR DE OLIVEIRA CARDOSO</text:p>
          </table:table-cell>
          <table:table-cell office:value-type="string" calcext:value-type="string">
            <text:p>&lt;/a&gt; &lt;/div&gt; &lt;/div&gt;</text:p>
          </table:table-cell>
          <table:table-cell table:formula="of:=IF([.B24]=&quot;CADÊ?&quot;;&quot;CADÊ?&quot;;COM.MICROSOFT.CONCAT([.A24];[.B24];[.C24];[.D24];[.E24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6" office:value-type="string" calcext:value-type="string">
            <text:p>Sofiamaiara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SOFIA MAIARA FEIDEN DA COSTA</text:p>
          </table:table-cell>
          <table:table-cell office:value-type="string" calcext:value-type="string">
            <text:p>&lt;/a&gt; &lt;/div&gt; &lt;/div&gt;</text:p>
          </table:table-cell>
          <table:table-cell table:formula="of:=IF([.B25]=&quot;CADÊ?&quot;;&quot;CADÊ?&quot;;COM.MICROSOFT.CONCAT([.A25];[.B25];[.C25];[.D25];[.E25]))" office:value-type="string" office:string-value="&lt;div class=&quot;row p-3&quot;&gt; &lt;div class=&quot;col-3&quot;&gt; &lt;a href=&quot;https:Sofiamaiara.github.io/&quot; target=&quot;_blank&quot;&gt;SOFIA MAIARA FEIDEN DA COSTA&lt;/a&gt; &lt;/div&gt; &lt;/div&gt;" calcext:value-type="string">
            <text:p>&lt;div class="row p-3"&gt; &lt;div class="col-3"&gt; &lt;a href="https:Sofiamaiara.github.io/" target="_blank"&gt;SOFIA MAIARA FEIDEN DA COSTA&lt;/a&gt; &lt;/div&gt; &lt;/div&gt;</text:p>
          </table:table-cell>
        </table:table-row>
      </table:table>
      <table:named-expressions/>
      <table:database-ranges>
        <table:database-range table:name="__Anonymous_Sheet_DB__0" table:target-range-address="Sheet1.A1:Sheet1.D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22:18:13.7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3T23:23:13.566107927</meta:creation-date>
    <dc:date>2023-05-15T22:19:28.272000000</dc:date>
    <meta:editing-duration>PT27M44S</meta:editing-duration>
    <meta:editing-cycles>4</meta:editing-cycles>
    <meta:generator>LibreOffice/7.2.5.2$Windows_X86_64 LibreOffice_project/499f9727c189e6ef3471021d6132d4c694f357e5</meta:generator>
    <meta:document-statistic meta:table-count="1" meta:cell-count="150" meta:object-count="0"/>
  </office:meta>
</office:document-meta>
</file>